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3pt" officeooo:rsid="00134898" officeooo:paragraph-rsid="00134898" style:font-size-asian="13pt" style:font-size-complex="13pt"/>
    </style:style>
    <style:style style:name="P2" style:family="paragraph" style:parent-style-name="Standard">
      <style:text-properties style:font-name="Calibri" fo:font-size="13pt" officeooo:rsid="00156c81" officeooo:paragraph-rsid="00156c81" style:font-size-asian="13pt" style:font-size-complex="13pt"/>
    </style:style>
    <style:style style:name="P3" style:family="paragraph" style:parent-style-name="Standard">
      <style:text-properties style:font-name="Calibri" fo:font-size="13pt" officeooo:rsid="00156c81" officeooo:paragraph-rsid="00156c81" style:font-size-asian="11.3500003814697pt" style:font-size-complex="13pt"/>
    </style:style>
    <style:style style:name="P4" style:family="paragraph" style:parent-style-name="Standard">
      <style:text-properties style:font-name="Calibri" fo:font-size="13pt" officeooo:rsid="00134898" officeooo:paragraph-rsid="00134898" style:font-size-asian="11.3500003814697pt" style:font-size-complex="13pt"/>
    </style:style>
    <style:style style:name="P5" style:family="paragraph" style:parent-style-name="Standard">
      <style:text-properties style:font-name="Calibri" fo:font-size="16pt" officeooo:rsid="00156c81" officeooo:paragraph-rsid="00156c81" style:font-size-asian="16pt" style:font-size-complex="16pt"/>
    </style:style>
    <style:style style:name="P6" style:family="paragraph" style:parent-style-name="Standard">
      <style:text-properties style:font-name="Calibri" fo:font-size="16pt" officeooo:rsid="00156c81" officeooo:paragraph-rsid="00156c81" style:font-size-asian="14pt" style:font-size-complex="16pt"/>
    </style:style>
    <style:style style:name="P7" style:family="paragraph" style:parent-style-name="Standard">
      <style:text-properties style:font-name="Calibri" fo:font-size="18pt" officeooo:rsid="00156c81" officeooo:paragraph-rsid="00156c81" style:font-size-asian="18pt" style:font-size-complex="18pt"/>
    </style:style>
    <style:style style:name="P8" style:family="paragraph" style:parent-style-name="Standard">
      <style:text-properties style:font-name="Calibri" fo:font-size="18pt" officeooo:rsid="00134898" officeooo:paragraph-rsid="00134898" style:font-size-asian="18pt" style:font-size-complex="18pt"/>
    </style:style>
    <style:style style:name="P9" style:family="paragraph" style:parent-style-name="Standard">
      <style:text-properties style:font-name="Calibri" fo:font-size="18pt" officeooo:rsid="00156c81" officeooo:paragraph-rsid="00156c81" style:font-size-asian="15.75pt" style:font-size-complex="18pt"/>
    </style:style>
    <style:style style:name="P10" style:family="paragraph" style:parent-style-name="Standard">
      <style:text-properties style:font-name="Calibri" fo:font-size="18pt" fo:font-weight="normal" officeooo:rsid="00156c81" officeooo:paragraph-rsid="00156c81" style:font-size-asian="18pt" style:font-weight-asian="normal" style:font-size-complex="18pt" style:font-weight-complex="normal"/>
    </style:style>
    <style:style style:name="P11" style:family="paragraph" style:parent-style-name="Standard">
      <style:text-properties style:font-name="Calibri" fo:font-size="21pt" officeooo:rsid="00134898" officeooo:paragraph-rsid="00134898" style:font-size-asian="21pt" style:font-size-complex="21pt"/>
    </style:style>
    <style:style style:name="P12" style:family="paragraph" style:parent-style-name="Standard">
      <style:text-properties style:font-name="Calibri" fo:font-size="20pt" officeooo:rsid="00134898" officeooo:paragraph-rsid="00134898" style:font-size-asian="20pt" style:font-size-complex="20pt"/>
    </style:style>
    <style:style style:name="P13" style:family="paragraph" style:parent-style-name="Standard">
      <style:text-properties style:font-name="Calibri" fo:font-size="13pt" officeooo:rsid="00156c81" officeooo:paragraph-rsid="00156c81" style:font-size-asian="11.3500003814697pt" style:font-size-complex="13pt"/>
    </style:style>
    <style:style style:name="P14" style:family="paragraph" style:parent-style-name="Standard">
      <style:text-properties style:font-name="Calibri" fo:font-size="13pt" officeooo:rsid="00134898" officeooo:paragraph-rsid="00134898" style:font-size-asian="13pt" style:font-size-complex="13pt"/>
    </style:style>
    <style:style style:name="P15" style:family="paragraph" style:parent-style-name="Standard">
      <style:text-properties style:font-name="Calibri" fo:font-size="13pt" officeooo:rsid="00156c81" officeooo:paragraph-rsid="00156c81" style:font-size-asian="13pt" style:font-size-complex="13pt"/>
    </style:style>
    <style:style style:name="P16" style:family="paragraph" style:parent-style-name="Standard">
      <style:text-properties style:font-name="Calibri" fo:font-size="14pt" officeooo:rsid="00156c81" officeooo:paragraph-rsid="00156c81" style:font-size-asian="14pt" style:font-size-complex="14pt"/>
    </style:style>
    <style:style style:name="P17" style:family="paragraph" style:parent-style-name="Standard">
      <style:text-properties style:font-name="Calibri" fo:font-size="14pt" officeooo:rsid="0016edad" officeooo:paragraph-rsid="0016edad" style:font-size-asian="14pt" style:font-size-complex="14pt"/>
    </style:style>
    <style:style style:name="P18" style:family="paragraph" style:parent-style-name="Standard">
      <style:text-properties officeooo:rsid="00156c81" officeooo:paragraph-rsid="00156c81"/>
    </style:style>
    <style:style style:name="P19" style:family="paragraph" style:parent-style-name="Standard">
      <style:text-properties officeooo:rsid="00134898" officeooo:paragraph-rsid="00134898"/>
    </style:style>
    <style:style style:name="P20" style:family="paragraph" style:parent-style-name="Standard">
      <style:text-properties officeooo:paragraph-rsid="00134898"/>
    </style:style>
    <style:style style:name="T1" style:family="text">
      <style:text-properties style:font-name="Calibri"/>
    </style:style>
    <style:style style:name="T2" style:family="text">
      <style:text-properties style:font-name="Calibri" fo:font-size="13pt" officeooo:rsid="00134898" style:font-size-asian="13pt" style:font-size-complex="13pt"/>
    </style:style>
    <style:style style:name="T3" style:family="text">
      <style:text-properties style:font-name="Calibri" officeooo:rsid="00134898"/>
    </style:style>
    <style:style style:name="T4" style:family="text">
      <style:text-properties officeooo:rsid="0016edad"/>
    </style:style>
    <style:style style:name="T5" style:family="text">
      <style:text-properties officeooo:rsid="00156c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uverture</text:p>
      <text:p text:style-name="P9"/>
      <text:p text:style-name="P11">Mib’s Événements</text:p>
      <text:p text:style-name="P1"/>
      <text:p text:style-name="P12">Dossier de synthèse</text:p>
      <text:p text:style-name="P1">AbdelHamid JINANI</text:p>
      <text:p text:style-name="P1">Élan Formation</text:p>
      <text:p text:style-name="P1">Développeur Web &amp; Web Mobile</text:p>
      <text:p text:style-name="P1">Période de novembre 2022 à juin 2023</text:p>
      <text:p text:style-name="P1"/>
      <text:p text:style-name="P1"/>
      <text:p text:style-name="P1"/>
      <text:p text:style-name="P1"/>
      <text:p text:style-name="P1"/>
      <text:p text:style-name="P8">Table des matières</text:p>
      <text:p text:style-name="P4"/>
      <text:p text:style-name="P7">I Introduction</text:p>
      <text:p text:style-name="P3"/>
      <text:p text:style-name="P3">Présentation</text:p>
      <text:p text:style-name="P2">Élan Formation</text:p>
      <text:p text:style-name="P2">Compétences couvertes</text:p>
      <text:p text:style-name="P2"/>
      <text:p text:style-name="P7">II Le projet</text:p>
      <text:p text:style-name="P2"/>
      <text:p text:style-name="P9">Annexe</text:p>
      <text:p text:style-name="P1"/>
      <text:p text:style-name="P7">I Introduction</text:p>
      <text:p text:style-name="P5">Présentation</text:p>
      <text:p text:style-name="P3"/>
      <text:p text:style-name="P3">Après avoir travaillé dans le bâtiment comme métreur, je suis retourné à ma première passion, la photographie argentique. Je passais le plus clair de mon temps à faire des images et essayer de monter des expositions pour faire connaître mon travail.</text:p>
      <text:p text:style-name="P3"/>
      <text:p text:style-name="P3">Parallèlement la photographie numérique commençait à naître, mais les résolutions n’étaient pas encore suffisantes. Ce que me faisait considérer mon premier appareil numérique comme un petit carnet de notes visuelles. </text:p>
      <text:p text:style-name="P3"/>
      <text:p text:style-name="P3">Mais de clics en clics il s’est vite transforme en appareil principal à cause du nombres d’images que l’on pouvait prendre, la fin du passage par le laboratoire pour avoir un tirage et surtout la liberté de pouvoir expérimenter toutes les idées sans être pénalisé par le coût.</text:p>
      <text:p text:style-name="P3"><text:soft-page-break/></text:p>
      <text:p text:style-name="P3">La qualité des photographies numérique allait grandissant et sonna la fin de la photographie argentique (grand publique).</text:p>
      <text:p text:style-name="P3"/>
      <text:p text:style-name="P3">J’ai commencé par montrer mon travail sur CanalBlog et c’est là que j’ai découvert qu’il était possible de modifier l’aspect de ses pages.</text:p>
      <text:p text:style-name="P3"/>
      <text:p text:style-name="P3">La curiosité me pousse à chercher comment un site est fait et je découvre le HTML et le CSS. Lentement mais sûrement l’art commence à passer au second plan et je ne fais plus que apprendre à coder en autodidacte.</text:p>
      <text:p text:style-name="P3"/>
      <text:p text:style-name="P3">La prise de conscience que mon travail artistique ne me nourrira jamais et je passai tout mon temps devant un ordinateur j’ai décidé de suivre une formation qualifiante afin d’organiser et d’approfondir mes connaissances acquises en autodidacte.</text:p>
      <text:p text:style-name="P3"/>
      <text:p text:style-name="P3"/>
      <text:p text:style-name="P5">Élan Formation</text:p>
      <text:p text:style-name="P5">Compétences couvertes</text:p>
      <text:p text:style-name="P1"/>
      <text:p text:style-name="P10">Langages utilisés</text:p>
      <text:p text:style-name="P3"/>
      <text:p text:style-name="P3">HTML :</text:p>
      <text:p text:style-name="P3">CSS :</text:p>
      <text:p text:style-name="P3">JS :</text:p>
      <text:p text:style-name="P3">PHP :</text:p>
      <text:p text:style-name="P3">SQL : Structured Query Language</text:p>
      <text:p text:style-name="P3"/>
      <text:p text:style-name="P3"/>
      <text:p text:style-name="P8">Outils de développement utilisés</text:p>
      <text:p text:style-name="P1"/>
      <text:p text:style-name="P1">Le Framework MVC (Élan Formation)</text:p>
      <text:p text:style-name="P1">Visual Studio Code Puissant éditeur de texte</text:p>
      <text:p text:style-name="P1">Laragon Serveur Apache, MySQL et PHP</text:p>
      <text:p text:style-name="P20"><text:span text:style-name="T2">HeidiSQL O</text:span><text:span text:style-name="T1">util d'administration de base de données </text:span></text:p>
      <text:p text:style-name="P19">Looping Pour la modélisation conceptuelle de données</text:p>
      <text:p text:style-name="P19">Figma Pour le maquettage</text:p>
      <text:p text:style-name="P19">Trello Pour l’organisation du travail à faire</text:p>
      <text:p text:style-name="P19">Html</text:p>
      <text:p text:style-name="P19">CSS</text:p>
      <text:p text:style-name="P19">Java Script</text:p>
      <text:p text:style-name="P19">Inkscape Pour le dessin vectoriel</text:p>
      <text:p text:style-name="P19">Gimp Pour le traitement des images</text:p>
      <text:p text:style-name="P19"/>
      <text:p text:style-name="P18">Teams Pour le travail en distanciel</text:p>
      <text:p text:style-name="P18">Github Pour le versioning et le partage de documents</text:p>
      <text:p text:style-name="P1"/>
      <text:p text:style-name="P1"><text:soft-page-break/></text:p>
      <text:p text:style-name="P7">II Le projet</text:p>
      <text:p text:style-name="P5">L’objectif</text:p>
      <text:p text:style-name="P3">Réaliser un site recensant les activités de loisirs</text:p>
      <text:p text:style-name="P3"/>
      <text:p text:style-name="P3"/>
      <text:p text:style-name="P6">Cahier des charges</text:p>
      <text:p text:style-name="P3">Ce que doit faire le site</text:p>
      <text:p text:style-name="P3"/>
      <text:p text:style-name="P3"/>
      <text:p text:style-name="P3"/>
      <text:p text:style-name="P3"/>
      <text:p text:style-name="P3"/>
      <text:p text:style-name="P3"/>
      <text:p text:style-name="P6">Le MCD</text:p>
      <text:p text:style-name="P3"/>
      <text:p text:style-name="P3"/>
      <text:p text:style-name="P3"/>
      <text:p text:style-name="P5">Le RGPD</text:p>
      <text:p text:style-name="P3"/>
      <text:p text:style-name="P3"/>
      <text:p text:style-name="P3"/>
      <text:p text:style-name="P3"/>
      <text:p text:style-name="P7">Améliorations futures et conclusion</text:p>
      <text:p text:style-name="P7">Une présentation en Anglais ?</text:p>
      <text:p text:style-name="P3"/>
      <text:p text:style-name="P7">Annexe</text:p>
      <text:p text:style-name="P6">Base de données Events</text:p>
      <text:p text:style-name="P6">Structure des tables</text:p>
      <text:p text:style-name="P6"/>
      <text:p text:style-name="P6">Ressources</text:p>
      <text:p text:style-name="P3">Wikipédia</text:p>
      <text:p text:style-name="P3">Open AI</text:p>
      <text:p text:style-name="P3">Youtube</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3T18:27:01.416000000</dc:date>
    <meta:editing-duration>PT7H32M12S</meta:editing-duration>
    <meta:editing-cycles>2</meta:editing-cycles>
    <meta:generator>LibreOffice/7.4.5.1$Windows_X86_64 LibreOffice_project/9c0871452b3918c1019dde9bfac75448afc4b57f</meta:generator>
    <meta:document-statistic meta:table-count="0" meta:image-count="0" meta:object-count="0" meta:page-count="3" meta:paragraph-count="62" meta:word-count="418" meta:character-count="2588" meta:non-whitespace-character-count="2230"/>
  </office:meta>
</office:document-meta>
</file>